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rsid="00069d55" officeooo:paragraph-rsid="00069d55"/>
    </style:style>
    <style:style style:name="P2" style:family="paragraph" style:parent-style-name="Text_20_body">
      <style:text-properties officeooo:rsid="00069d55" officeooo:paragraph-rsid="00069d55"/>
    </style:style>
    <style:style style:name="P3" style:family="paragraph" style:parent-style-name="Text_20_body">
      <style:text-properties officeooo:paragraph-rsid="00069d55"/>
    </style:style>
    <style:style style:name="P4" style:family="paragraph" style:parent-style-name="Text_20_body" style:list-style-name="L1">
      <style:text-properties fo:color="#00cc00" officeooo:rsid="000b01cb" officeooo:paragraph-rsid="000b01cb"/>
    </style:style>
    <style:style style:name="P5" style:family="paragraph" style:parent-style-name="Text_20_body" style:list-style-name="L4">
      <style:text-properties fo:color="#00cc00" officeooo:rsid="000bae63" officeooo:paragraph-rsid="000bca40"/>
    </style:style>
    <style:style style:name="P6" style:family="paragraph" style:parent-style-name="Text_20_body" style:list-style-name="L4">
      <style:text-properties fo:color="#00cc00" officeooo:paragraph-rsid="000bca40"/>
    </style:style>
    <style:style style:name="P7" style:family="paragraph" style:parent-style-name="Text_20_body">
      <style:text-properties fo:color="#00cc00" officeooo:rsid="000c5d9d" officeooo:paragraph-rsid="000c5d9d"/>
    </style:style>
    <style:style style:name="P8" style:family="paragraph" style:parent-style-name="Text_20_body" style:list-style-name="L1">
      <style:text-properties fo:color="#00cc00" officeooo:rsid="000ce64b" officeooo:paragraph-rsid="000ce64b"/>
    </style:style>
    <style:style style:name="P9" style:family="paragraph" style:parent-style-name="Text_20_body" style:list-style-name="L5">
      <style:text-properties fo:color="#00cc00" officeooo:rsid="000e3341" officeooo:paragraph-rsid="000e3341"/>
    </style:style>
    <style:style style:name="P10" style:family="paragraph" style:parent-style-name="Text_20_body" style:list-style-name="L5">
      <style:text-properties fo:color="#00cc00" officeooo:rsid="000e3341" officeooo:paragraph-rsid="0011326e"/>
    </style:style>
    <style:style style:name="P11" style:family="paragraph" style:parent-style-name="Text_20_body" style:list-style-name="L5">
      <style:text-properties fo:color="#00cc00" officeooo:paragraph-rsid="000e3341"/>
    </style:style>
    <style:style style:name="P12" style:family="paragraph" style:parent-style-name="Text_20_body" style:list-style-name="L5">
      <style:text-properties fo:color="#00cc00" officeooo:paragraph-rsid="0011326e"/>
    </style:style>
    <style:style style:name="P13" style:family="paragraph" style:parent-style-name="Text_20_body" style:list-style-name="L5">
      <style:text-properties fo:color="#00cc00" officeooo:rsid="000efc11" officeooo:paragraph-rsid="000efc11"/>
    </style:style>
    <style:style style:name="P14" style:family="paragraph" style:parent-style-name="Text_20_body" style:list-style-name="L5">
      <style:text-properties fo:color="#00cc00" officeooo:rsid="0013dbc3" officeooo:paragraph-rsid="0013dbc3"/>
    </style:style>
    <style:style style:name="P15" style:family="paragraph" style:parent-style-name="Text_20_body" style:list-style-name="L7">
      <style:text-properties fo:color="#00cc00" officeooo:rsid="0018198e" officeooo:paragraph-rsid="0018198e"/>
    </style:style>
    <style:style style:name="P16" style:family="paragraph" style:parent-style-name="Text_20_body" style:list-style-name="L9">
      <style:text-properties fo:color="#00cc00" officeooo:rsid="001a3877" officeooo:paragraph-rsid="001a3877"/>
    </style:style>
    <style:style style:name="P17" style:family="paragraph" style:parent-style-name="Text_20_body" style:list-style-name="L8">
      <style:text-properties fo:color="#00cc00" officeooo:rsid="001a3877" officeooo:paragraph-rsid="001a3877"/>
    </style:style>
    <style:style style:name="P18" style:family="paragraph" style:parent-style-name="Text_20_body" style:list-style-name="L9">
      <style:text-properties fo:color="#00cc00" officeooo:rsid="001c34cd" officeooo:paragraph-rsid="001c34cd"/>
    </style:style>
    <style:style style:name="P19" style:family="paragraph" style:parent-style-name="Text_20_body" style:list-style-name="L11">
      <style:text-properties fo:color="#00cc00" officeooo:paragraph-rsid="001193d3"/>
    </style:style>
    <style:style style:name="P20" style:family="paragraph" style:parent-style-name="Text_20_body" style:list-style-name="L10">
      <style:text-properties fo:color="#00cc00" officeooo:rsid="001db9a4" officeooo:paragraph-rsid="001db9a4"/>
    </style:style>
    <style:style style:name="P21" style:family="paragraph" style:parent-style-name="Text_20_body" style:list-style-name="L5">
      <style:text-properties officeooo:paragraph-rsid="0011326e"/>
    </style:style>
    <style:style style:name="P22" style:family="paragraph" style:parent-style-name="Title">
      <style:text-properties officeooo:rsid="00054309" officeooo:paragraph-rsid="00054309"/>
    </style:style>
    <style:style style:name="P23" style:family="paragraph" style:parent-style-name="Title">
      <style:text-properties fo:font-size="20pt" officeooo:rsid="00054309" officeooo:paragraph-rsid="00054309" style:font-size-asian="20pt" style:font-size-complex="20pt"/>
    </style:style>
    <style:style style:name="P24" style:family="paragraph" style:parent-style-name="Subtitle">
      <style:text-properties officeooo:rsid="00054309" officeooo:paragraph-rsid="00054309"/>
    </style:style>
    <style:style style:name="P25" style:family="paragraph" style:parent-style-name="Subtitle">
      <style:text-properties fo:font-size="12pt" style:font-size-asian="12pt" style:font-size-complex="12pt"/>
    </style:style>
    <style:style style:name="P26" style:family="paragraph" style:parent-style-name="Subtitle">
      <style:text-properties fo:font-size="12pt" officeooo:rsid="00054309" officeooo:paragraph-rsid="00054309" style:font-size-asian="12pt" style:font-size-complex="12pt"/>
    </style:style>
    <style:style style:name="P27" style:family="paragraph" style:parent-style-name="Subtitle">
      <style:text-properties fo:font-size="20pt" officeooo:rsid="00054309" officeooo:paragraph-rsid="00054309" style:font-size-asian="20pt" style:font-size-complex="20pt"/>
    </style:style>
    <style:style style:name="P28" style:family="paragraph" style:parent-style-name="Heading_20_1">
      <style:text-properties officeooo:rsid="00069d55" officeooo:paragraph-rsid="00069d55"/>
    </style:style>
    <style:style style:name="P29" style:family="paragraph" style:parent-style-name="Heading_20_1">
      <style:paragraph-properties fo:break-before="page"/>
      <style:text-properties officeooo:rsid="00069d55" officeooo:paragraph-rsid="00069d55"/>
    </style:style>
    <style:style style:name="P30" style:family="paragraph" style:parent-style-name="Heading_20_2">
      <style:text-properties officeooo:rsid="00069d55" officeooo:paragraph-rsid="00069d55"/>
    </style:style>
    <style:style style:name="P31" style:family="paragraph" style:parent-style-name="Heading_20_2">
      <style:text-properties officeooo:rsid="00069d55" officeooo:paragraph-rsid="000bca40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officeooo:rsid="00069d55" officeooo:paragraph-rsid="00069d55"/>
    </style:style>
    <style:style style:name="P35" style:family="paragraph" style:parent-style-name="Heading_20_3">
      <style:text-properties officeooo:rsid="00069d55" officeooo:paragraph-rsid="0011326e"/>
    </style:style>
    <style:style style:name="P36" style:family="paragraph" style:parent-style-name="Heading_20_3">
      <style:text-properties officeooo:rsid="00081cd6" officeooo:paragraph-rsid="00081cd6"/>
    </style:style>
    <style:style style:name="P37" style:family="paragraph" style:parent-style-name="Heading_20_3">
      <style:text-properties officeooo:rsid="00081cd6" officeooo:paragraph-rsid="000bca40"/>
    </style:style>
    <style:style style:name="P38" style:family="paragraph" style:parent-style-name="Heading_20_3">
      <style:text-properties officeooo:rsid="000a85c4" officeooo:paragraph-rsid="000a85c4"/>
    </style:style>
    <style:style style:name="P39" style:family="paragraph" style:parent-style-name="Heading_20_3">
      <style:text-properties officeooo:rsid="001193d3" officeooo:paragraph-rsid="001193d3"/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bae63"/>
    </style:style>
    <style:style style:name="T2" style:family="text">
      <style:text-properties fo:color="#00cc00"/>
    </style:style>
    <style:style style:name="T3" style:family="text">
      <style:text-properties fo:color="#00cc00" officeooo:rsid="000efc11"/>
    </style:style>
    <style:style style:name="T4" style:family="text">
      <style:text-properties fo:color="#00cc00" officeooo:rsid="0010cafc"/>
    </style:style>
    <style:style style:name="T5" style:family="text">
      <style:text-properties officeooo:rsid="000e3341"/>
    </style:style>
    <style:style style:name="T6" style:family="text">
      <style:text-properties officeooo:rsid="000efc11"/>
    </style:style>
    <style:style style:name="T7" style:family="text">
      <style:text-properties officeooo:rsid="0010cafc"/>
    </style:style>
    <style:style style:name="T8" style:family="text">
      <style:text-properties officeooo:rsid="0012286d"/>
    </style:style>
    <style:style style:name="T9" style:family="text">
      <style:text-properties officeooo:rsid="0013e265"/>
    </style:style>
    <style:style style:name="T10" style:family="text">
      <style:text-properties officeooo:rsid="001c34c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>Rapport de projet</text:p>
      <text:p text:style-name="P27">IA54 – semestre UTBM A2017</text:p>
      <text:p text:style-name="P23"/>
      <text:p text:style-name="P23">Application des optimisations par colonies de fourmis aux problèmes du voyageur de commerce</text:p>
      <text:p text:style-name="P24"/>
      <text:p text:style-name="P25"/>
      <text:p text:style-name="P25">Étudiants : BOUCHEREAU Thomas – PROST Guillaume</text:p>
      <text:p text:style-name="P26">Suiveur de projet : GAUD Nicolas</text:p>
      <text:p text:style-name="P1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3"><text:a xlink:type="simple" xlink:href="#__RefHeading___Toc213_1364207935" text:style-name="Index_20_Link" text:visited-style-name="Index_20_Link">Présentation du projet<text:tab/>3</text:a></text:p>
          <text:p text:style-name="P32"><text:a xlink:type="simple" xlink:href="#__RefHeading___Toc215_1364207935" text:style-name="Index_20_Link" text:visited-style-name="Index_20_Link">Sujet assigné<text:tab/>3</text:a></text:p>
          <text:p text:style-name="P40"><text:a xlink:type="simple" xlink:href="#__RefHeading___Toc217_1364207935" text:style-name="Index_20_Link" text:visited-style-name="Index_20_Link">Énoncé<text:tab/>3</text:a></text:p>
          <text:p text:style-name="P40"><text:a xlink:type="simple" xlink:href="#__RefHeading___Toc219_1364207935" text:style-name="Index_20_Link" text:visited-style-name="Index_20_Link">Contraintes<text:tab/>3</text:a></text:p>
          <text:p text:style-name="P32"><text:a xlink:type="simple" xlink:href="#__RefHeading___Toc221_1364207935" text:style-name="Index_20_Link" text:visited-style-name="Index_20_Link">Pistes de recherches<text:tab/>3</text:a></text:p>
          <text:p text:style-name="P33"><text:a xlink:type="simple" xlink:href="#__RefHeading___Toc223_1364207935" text:style-name="Index_20_Link" text:visited-style-name="Index_20_Link">Réalisation<text:tab/>3</text:a></text:p>
          <text:p text:style-name="P32"><text:a xlink:type="simple" xlink:href="#__RefHeading___Toc225_1364207935" text:style-name="Index_20_Link" text:visited-style-name="Index_20_Link">Principe de fonctionnement<text:tab/>3</text:a></text:p>
          <text:p text:style-name="P40"><text:a xlink:type="simple" xlink:href="#__RefHeading___Toc229_1364207935" text:style-name="Index_20_Link" text:visited-style-name="Index_20_Link">Description des différents éléments<text:tab/>3</text:a></text:p>
          <text:p text:style-name="P40"><text:a xlink:type="simple" xlink:href="#__RefHeading___Toc227_1364207935" text:style-name="Index_20_Link" text:visited-style-name="Index_20_Link">Cycle de résolution<text:tab/>3</text:a></text:p>
          <text:p text:style-name="P40"><text:a xlink:type="simple" xlink:href="#__RefHeading___Toc231_1364207935" text:style-name="Index_20_Link" text:visited-style-name="Index_20_Link">Fonctionnalités envisagées<text:tab/>3</text:a></text:p>
          <text:p text:style-name="P32"><text:a xlink:type="simple" xlink:href="#__RefHeading___Toc233_1364207935" text:style-name="Index_20_Link" text:visited-style-name="Index_20_Link">Conception et implémentation des différents éléments<text:tab/>4</text:a></text:p>
          <text:p text:style-name="P40"><text:a xlink:type="simple" xlink:href="#__RefHeading___Toc354_1364207935" text:style-name="Index_20_Link" text:visited-style-name="Index_20_Link">Structure globale<text:tab/>4</text:a></text:p>
          <text:p text:style-name="P40"><text:a xlink:type="simple" xlink:href="#__RefHeading___Toc235_1364207935" text:style-name="Index_20_Link" text:visited-style-name="Index_20_Link">Environnement<text:tab/>4</text:a></text:p>
          <text:p text:style-name="P40"><text:a xlink:type="simple" xlink:href="#__RefHeading___Toc237_1364207935" text:style-name="Index_20_Link" text:visited-style-name="Index_20_Link">Séquenceur<text:tab/>4</text:a></text:p>
          <text:p text:style-name="P40"><text:a xlink:type="simple" xlink:href="#__RefHeading___Toc239_1364207935" text:style-name="Index_20_Link" text:visited-style-name="Index_20_Link">Fourmis<text:tab/>4</text:a></text:p>
          <text:p text:style-name="P40"><text:a xlink:type="simple" xlink:href="#__RefHeading___Toc241_1364207935" text:style-name="Index_20_Link" text:visited-style-name="Index_20_Link">Interface utilisateur<text:tab/>4</text:a></text:p>
          <text:p text:style-name="P40"><text:a xlink:type="simple" xlink:href="#__RefHeading___Toc243_1364207935" text:style-name="Index_20_Link" text:visited-style-name="Index_20_Link">Librairies tierces<text:tab/>4</text:a></text:p>
        </text:index-body>
      </text:table-of-content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2"/>
      <text:h text:style-name="P29" text:outline-level="1"><text:bookmark-start text:name="__RefHeading___Toc213_1364207935"/>Présentation du projet<text:bookmark-end text:name="__RefHeading___Toc213_1364207935"/></text:h>
      <text:h text:style-name="P30" text:outline-level="2"><text:bookmark-start text:name="__RefHeading___Toc215_1364207935"/>Sujet assigné<text:bookmark-end text:name="__RefHeading___Toc215_1364207935"/></text:h>
      <text:h text:style-name="P34" text:outline-level="3"><text:bookmark-start text:name="__RefHeading___Toc217_1364207935"/>Énoncé<text:bookmark-end text:name="__RefHeading___Toc217_1364207935"/></text:h>
      <text:list xml:id="list7129639752557694690" text:style-name="L8">
        <text:list-item>
          <text:p text:style-name="P17">Résolution de problèmes TSP</text:p>
        </text:list-item>
        <text:list-item>
          <text:p text:style-name="P17">Principe ACO</text:p>
        </text:list-item>
      </text:list>
      <text:h text:style-name="P34" text:outline-level="3"><text:bookmark-start text:name="__RefHeading___Toc219_1364207935"/>Contraintes<text:bookmark-end text:name="__RefHeading___Toc219_1364207935"/></text:h>
      <text:list xml:id="list3469225561099356401" text:style-name="L9">
        <text:list-item>
          <text:p text:style-name="P16">Utilisation du langague SARL <text:span text:style-name="T10">obligatoire</text:span></text:p>
        </text:list-item>
        <text:list-item>
          <text:p text:style-name="P16">Utilisation de JavaFX ou de « Eclipse GUI »(?) <text:span text:style-name="T10">obligatoire</text:span></text:p>
        </text:list-item>
        <text:list-item>
          <text:p text:style-name="P18">Utilisation de toute librairie externe autorisée</text:p>
        </text:list-item>
      </text:list>
      <text:h text:style-name="P30" text:outline-level="2"><text:bookmark-start text:name="__RefHeading___Toc221_1364207935"/>Pistes de recherches<text:bookmark-end text:name="__RefHeading___Toc221_1364207935"/></text:h>
      <text:list xml:id="list9167483004751665412" text:style-name="L10">
        <text:list-item>
          <text:p text:style-name="P20">Site de benchmark (détailler les recherches suivant les versions deTSP)</text:p>
        </text:list-item>
        <text:list-item>
          <text:p text:style-name="P20">Affichage de graph en JFX</text:p>
        </text:list-item>
        <text:list-item>
          <text:p text:style-name="P20">Ecriture en SARL</text:p>
        </text:list-item>
      </text:list>
      <text:h text:style-name="P28" text:outline-level="1"><text:bookmark-start text:name="__RefHeading___Toc223_1364207935"/>Réalisation<text:bookmark-end text:name="__RefHeading___Toc223_1364207935"/></text:h>
      <text:h text:style-name="P31" text:outline-level="2"><text:bookmark-start text:name="__RefHeading___Toc225_1364207935"/>Principe de fonctionnement<text:bookmark-end text:name="__RefHeading___Toc225_1364207935"/></text:h>
      <text:h text:style-name="P37" text:outline-level="3"><text:bookmark-start text:name="__RefHeading___Toc229_1364207935"/>Description des différents éléments<text:bookmark-end text:name="__RefHeading___Toc229_1364207935"/></text:h>
      <text:list xml:id="list7308847946970328547" text:style-name="L4">
        <text:list-item>
          <text:p text:style-name="P5">Environnement</text:p>
        </text:list-item>
        <text:list-item>
          <text:p text:style-name="P5">Séquenceur</text:p>
        </text:list-item>
        <text:list-item>
          <text:p text:style-name="P5">Fourmis</text:p>
        </text:list-item>
        <text:list-item>
          <text:p text:style-name="P6"><text:span text:style-name="T1">Interface</text:span></text:p>
        </text:list-item>
        <text:list-item>
          <text:p text:style-name="P6">Organisation des agents et de leurs « work-group »</text:p>
        </text:list-item>
      </text:list>
      <text:h text:style-name="P36" text:outline-level="3"><text:bookmark-start text:name="__RefHeading___Toc227_1364207935"/>Cycle de <text:span text:style-name="T8">résolution</text:span><text:bookmark-end text:name="__RefHeading___Toc227_1364207935"/></text:h>
      <text:p text:style-name="P7">Diagramme de séquence</text:p>
      <text:h text:style-name="P36" text:outline-level="3"><text:bookmark-start text:name="__RefHeading___Toc231_1364207935"/>Fonctionnalités envisagées<text:bookmark-end text:name="__RefHeading___Toc231_1364207935"/></text:h>
      <text:list xml:id="list6057929618226749608" text:style-name="L1">
        <text:list-item>
          <text:p text:style-name="P4">Versions du TSP envisagées</text:p>
        </text:list-item>
        <text:list-item>
          <text:p text:style-name="P4">Fonctionnalités de l’interface</text:p>
        </text:list-item>
        <text:list-item>
          <text:p text:style-name="P8"><text:soft-page-break/>Estimation des performances</text:p>
        </text:list-item>
      </text:list>
      <text:h text:style-name="P30" text:outline-level="2"><text:bookmark-start text:name="__RefHeading___Toc233_1364207935"/>Conception et implémentation des différents éléments<text:bookmark-end text:name="__RefHeading___Toc233_1364207935"/></text:h>
      <text:h text:style-name="P39" text:outline-level="3"><text:bookmark-start text:name="__RefHeading___Toc354_1364207935"/>Structure globale<text:bookmark-end text:name="__RefHeading___Toc354_1364207935"/></text:h>
      <text:list xml:id="list8576491453921887062" text:style-name="L11">
        <text:list-item>
          <text:p text:style-name="P19">Organisation des packages</text:p>
        </text:list-item>
        <text:list-item>
          <text:p text:style-name="P19">Organisation des workspaces</text:p>
        </text:list-item>
      </text:list>
      <text:h text:style-name="P34" text:outline-level="3"><text:bookmark-start text:name="__RefHeading___Toc235_1364207935"/>Environnement<text:bookmark-end text:name="__RefHeading___Toc235_1364207935"/></text:h>
      <text:list xml:id="list982231307963652060" text:style-name="L5">
        <text:list-item>
          <text:p text:style-name="P11"><text:span text:style-name="T5">Principe de fonctionnement</text:span></text:p>
        </text:list-item>
        <text:list-item>
          <text:p text:style-name="P9">Evenements entrant-sortant</text:p>
        </text:list-item>
        <text:list-item>
          <text:p text:style-name="P13">Fichiers <text:span text:style-name="T7">SARL/JAVA</text:span> contenant l’env</text:p>
        </text:list-item>
      </text:list>
      <text:h text:style-name="P35" text:outline-level="3"><text:bookmark-start text:name="__RefHeading___Toc237_1364207935"/>Séquenceur<text:bookmark-end text:name="__RefHeading___Toc237_1364207935"/></text:h>
      <text:list xml:id="list161749519641703" text:continue-numbering="true" text:style-name="L5">
        <text:list-item>
          <text:p text:style-name="P12"><text:span text:style-name="T5">Principe de fonctionnement</text:span></text:p>
        </text:list-item>
        <text:list-item>
          <text:p text:style-name="P10">Evenements entrant-sortant</text:p>
        </text:list-item>
        <text:list-item>
          <text:p text:style-name="P21"><text:span text:style-name="T3">Fichiers </text:span><text:span text:style-name="T4">SARL/JAVA</text:span><text:span text:style-name="T3"> contenant l’env</text:span></text:p>
        </text:list-item>
      </text:list>
      <text:h text:style-name="P35" text:outline-level="3"><text:bookmark-start text:name="__RefHeading___Toc239_1364207935"/>Fourmis<text:bookmark-end text:name="__RefHeading___Toc239_1364207935"/></text:h>
      <text:list xml:id="list161749165811822" text:continue-numbering="true" text:style-name="L5">
        <text:list-item>
          <text:p text:style-name="P12"><text:span text:style-name="T5">Principe de fonctionnement</text:span></text:p>
        </text:list-item>
        <text:list-item>
          <text:p text:style-name="P10">Evenements entrant-sortant</text:p>
        </text:list-item>
        <text:list-item>
          <text:p text:style-name="P12"><text:span text:style-name="T6">Fichiers SARL/JAVA contenant l’env</text:span></text:p>
        </text:list-item>
        <text:list-item>
          <text:p text:style-name="P14">Algorithmes <text:span text:style-name="T9">de résolution</text:span></text:p>
        </text:list-item>
      </text:list>
      <text:h text:style-name="P35" text:outline-level="3"><text:bookmark-start text:name="__RefHeading___Toc241_1364207935"/>Interface utilisateur<text:bookmark-end text:name="__RefHeading___Toc241_1364207935"/></text:h>
      <text:list xml:id="list161748649537354" text:continue-numbering="true" text:style-name="L5">
        <text:list-item>
          <text:p text:style-name="P12"><text:span text:style-name="T5">Principe de fonctionnement/structure globale</text:span></text:p>
        </text:list-item>
        <text:list-item>
          <text:p text:style-name="P10">Evenements entrant-sortant</text:p>
        </text:list-item>
        <text:list-item>
          <text:p text:style-name="P12"><text:span text:style-name="T6">Fichiers SARL/JAVA contenant l’env</text:span></text:p>
        </text:list-item>
      </text:list>
      <text:h text:style-name="P38" text:outline-level="3"><text:bookmark-start text:name="__RefHeading___Toc243_1364207935"/>Librairies tierces<text:bookmark-end text:name="__RefHeading___Toc243_1364207935"/></text:h>
      <text:list xml:id="list2991320127480044096" text:style-name="L7">
        <text:list-item>
          <text:p text:style-name="P15">Interface JFX</text:p>
        </text:list-item>
        <text:list-item>
          <text:p text:style-name="P15">Parseur de fichier benchmark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5:47:38.576000000</meta:creation-date>
    <dc:date>2018-01-01T16:17:47.491000000</dc:date>
    <meta:editing-duration>PT29M56S</meta:editing-duration>
    <meta:editing-cycles>32</meta:editing-cycles>
    <meta:generator>LibreOffice/5.2.7.2$Windows_x86 LibreOffice_project/2b7f1e640c46ceb28adf43ee075a6e8b8439ed10</meta:generator>
    <meta:document-statistic meta:table-count="0" meta:image-count="0" meta:object-count="0" meta:page-count="4" meta:paragraph-count="76" meta:word-count="288" meta:character-count="1953" meta:non-whitespace-character-count="1772"/>
  </office:meta>
</office:document-meta>
</file>